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Mono L" svg:font-family="'Nimbus Mono L'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code">
      <style:text-properties fo:font-size="10pt" style:font-size-asian="10pt" style:font-size-complex="10pt"/>
    </style:style>
    <style:style style:name="P3" style:family="paragraph" style:parent-style-name="Standard">
      <style:text-properties fo:font-weight="bold" officeooo:paragraph-rsid="001190e5" style:font-weight-asian="bold" style:font-weight-complex="bold"/>
    </style:style>
    <style:style style:name="P4" style:family="paragraph" style:parent-style-name="Standard">
      <style:text-properties officeooo:paragraph-rsid="001190e5"/>
    </style:style>
    <style:style style:name="P5" style:family="paragraph" style:parent-style-name="Text_20_body" style:list-style-name="List_20_3"/>
    <style:style style:name="P6" style:family="paragraph" style:parent-style-name="Heading_20_2">
      <style:text-properties officeooo:paragraph-rsid="001190e5"/>
    </style:style>
    <style:style style:name="P7" style:family="paragraph" style:parent-style-name="code">
      <style:text-properties officeooo:paragraph-rsid="001190e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8e0f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1190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restart-numbering="true" text:start-value="-1"><text:bookmark-start text:name="__RefHeading__3153_591435949"/>termine-worthaeufigkeiten<text:bookmark-end text:name="__RefHeading__3153_591435949"/></text:h>
      <text:list xml:id="list8234465113155541127" text:style-name="List_20_3">
        <text:list-item>
          <text:p text:style-name="P5">Lerninhalte: Strukturen, Zeiger, Funktionen</text:p>
        </text:list-item>
      </text:list>
      <text:h text:style-name="Heading_20_2" text:outline-level="2"><text:bookmark-start text:name="__RefHeading__1983_1612797188"/>Aufgabe: t_termine.c, termine.h, termine.c <text:bookmark-end text:name="__RefHeading__1983_1612797188"/></text:h>
      <text:p text:style-name="Text_20_body">1. Definieren Sie einen Struturtyp namens <text:span text:style-name="T1">TERMIN</text:span> </text:p>
      <text:p text:style-name="code">TDATUM begin; </text:p>
      <text:p text:style-name="code">TDATUM end; </text:p>
      <text:p text:style-name="code">char beschreibung[128<text:span text:style-name="T4">+1</text:span>]; </text:p>
      <text:p text:style-name="Standard">Hinweis: TDATUM siehe C/c-strukturen/01-lernen/c-strukturen.odt </text:p>
      <text:p text:style-name="Text_20_body"><text:tab/> </text:p>
      <text:p text:style-name="Text_20_body">2. Erstellen Sie die Datei <text:span text:style-name="T1">termine.txt</text:span> nach folgendem Muster: </text:p>
      <text:p text:style-name="P2">5 </text:p>
      <text:p text:style-name="P2">12.12.2000 13.12.2000 C Programme aus c-zeiger/02-ueben programmiert. </text:p>
      <text:p text:style-name="P2">12.01.2001 13.01.2001 TODO: C Programme aus c-strukturen programmieren. </text:p>
      <text:p text:style-name="P2">22.01.2001 23.01.2001 C von A-Z lesen </text:p>
      <text:p text:style-name="P2">25.02.2001 28.02.2001 Mathematik Hausuebungen fertigstellen. </text:p>
      <text:p text:style-name="P2">01.03.2001 05.03.2001 TODO: C Dateiumlenkung wiederholen. </text:p>
      <text:p text:style-name="P2"/>
      <text:p text:style-name="Text_20_body">Hinweis: 5 gibt hier die Anzahl der Zeilen an. <text:line-break/></text:p>
      <text:p text:style-name="Standard">3. Lesen Sie diese termine.txt durch Dateiumlenkung ein. </text:p>
      <text:p text:style-name="Standard"><text:tab/>Also mit: ./t_termine.exe &lt; termine.txt </text:p>
      <text:p text:style-name="Standard"><text:tab/>3.1. Erste Zeile lesen, d.h. diese Zeile gibt die Anzahl der folg. Zeilen an </text:p>
      <text:p text:style-name="Standard"><text:tab/><text:tab/><text:tab/>scanf("%i", &amp;anzahl); </text:p>
      <text:p text:style-name="Standard"><text:tab/>3.2. Speicher alloziieren, um die folgenden Datensaetze einlesen zu koennen. </text:p>
      <text:p text:style-name="code"><text:tab/><text:span text:style-name="T3">TERMIN* termine= (TERMIN*) malloc(anzahl* ???????); </text:span></text:p>
      <text:p text:style-name="P2"><text:tab/>if (termine==NULL) ????????</text:p>
      <text:p text:style-name="Text_20_body"/>
      <text:p text:style-name="Text_20_body"><text:tab/>3.3. Datensätze einlesen mit: </text:p>
      <text:p text:style-name="P2"><text:tab/>for (i = 0; i &lt; anzahl; i++){ </text:p>
      <text:p text:style-name="P2"><text:tab/><text:tab/>scanf("%i.%i.%i %i.%i.%i ", </text:p>
      <text:p text:style-name="P2"><text:tab/><text:tab/>&amp;tag_von,&amp;monat_von,&amp;jahr_von, &amp;tag_bis,&amp;monat_bis, &amp;jahr_bis); </text:p>
      <text:p text:style-name="P2"><text:tab/><text:tab/>gets(termine[i].beschreibung); </text:p>
      <text:p text:style-name="P2"/>
      <text:p text:style-name="P2"><text:tab/><text:tab/>termine[i].begin= mache_date(tag_von, monat_von, jahr_von); </text:p>
      <text:p text:style-name="P2"><text:tab/><text:tab/>termine[i].end= mache_date(tag_bis, monat_bis, jahr_bis); </text:p>
      <text:p text:style-name="P2"><text:tab/>} </text:p>
      <text:p text:style-name="Standard"><text:tab/>Hinweis: zum Erstellen von TDATUM-Variablen, verwenden Sie UNBEDINGT die </text:p>
      <text:p text:style-name="Standard"><text:tab/><text:tab/>in 01-lernen/c-strukturen.odt gezeigte Funktion getDate(); </text:p>
      <text:p text:style-name="Text_20_body"/>
      <text:p text:style-name="Text_20_body">4. Erstellen Sie folg. Funktionen: </text:p>
      <text:p text:style-name="Standard">4.1. // Gibt das Array p auf die Konsole aus </text:p>
      <text:p text:style-name="Standard"><text:tab/><text:span text:style-name="T1">void ausgabe(TERMIN* p, int anzahl); </text:span></text:p>
      <text:p text:style-name="Standard"/>
      <text:p text:style-name="Standard"><text:tab/>Hinweis: verwenden Sie </text:p>
      <text:p text:style-name="Standard"><text:tab/><text:tab/>printf("%02i.%02i.%4i %02i.%02i.%4i %s\n", ???????? </text:p>
      <text:p text:style-name="Standard"/>
      <text:p text:style-name="Standard">4.2. <text:tab/>// Gibt alle Arrayelemente von p auf die Konsole aus, die in der Komponente </text:p>
      <text:p text:style-name="Standard"><text:tab/>// beschreibung den Text "TODO" enthalten. </text:p>
      <text:p text:style-name="Standard"><text:tab/>// und gibt die Anzahl der Ausgaben zurück </text:p>
      <text:p text:style-name="Standard"><text:tab/><text:span text:style-name="T1">int printTODOS(TERMIN* p, int anzahl); </text:span></text:p>
      <text:p text:style-name="Standard"><text:soft-page-break/></text:p>
      <text:p text:style-name="Standard"><text:tab/>Hinweis: man strstr </text:p>
      <text:p text:style-name="Standard"/>
      <text:p text:style-name="Standard">4.3. <text:tab/>// Gibt die Anzahl der Tage zwischen begin und end zurück </text:p>
      <text:p text:style-name="Standard"><text:tab/><text:span text:style-name="T1">int getAnzahlTage(TERMIN aufgabe); </text:span></text:p>
      <text:p text:style-name="Standard"/>
      <text:p text:style-name="Standard">Hinweis: Zeitfunktionen </text:p>
      <text:p text:style-name="Standard"><text:a xlink:type="simple" xlink:href="http://openbook.galileocomputing.de/c_von_a_bis_z/019_c_zeitroutinen_001.htm#mj0a8102e96a1297bd767ac7274e069f0f">http://openbook.galileocomputing.de/c_von_a_bis_z/019_c_zeitroutinen_001.htm#mj0a8102e96a1297bd767ac7274e069f0f</text:a> </text:p>
      <text:p text:style-name="Standard"/>
      <text:p text:style-name="Standard"><text:tab/> </text:p>
      <text:p text:style-name="Standard">4.4. <text:tab/>// Gibt die Aufgabe zurück, die am längsten braucht. </text:p>
      <text:p text:style-name="Standard"><text:tab/>// a)Mit return wird die Anzahl der Tage für diese längste Aufgabe zurückgegeben. </text:p>
      <text:p text:style-name="Standard"><text:tab/>// b) Mittels Call-by-reference wird die längste Aufgabe zurückgegeben. </text:p>
      <text:p text:style-name="Standard"><text:tab/>// Anmerkung: </text:p>
      <text:p text:style-name="Standard"><text:tab/>// verwende die obige Funktion getAnzahlTage() </text:p>
      <text:p text:style-name="Standard"><text:tab/><text:span text:style-name="T1">int getLongest(TERMIN* p, int anzahl, TERMIN* laengste);</text:span> </text:p>
      <text:p text:style-name="Standard"><text:tab/> </text:p>
      <text:p text:style-name="Standard">+4.5.<text:tab/>//Zusatz : erstellt ein Array (s. malloc()) und kopiert alle aufgaben rein, die in der<text:line-break/><text:tab/>// Komponente beschreibung den Text "TODO" enthalten. </text:p>
      <text:p text:style-name="Standard"><text:tab/><text:span text:style-name="T1">TERMIN* getTODOS(TERMIN* p, int anzahl, </text:span><text:span text:style-name="T2">int* anzahlTODOS</text:span><text:span text:style-name="T1">); </text:span></text:p>
      <text:p text:style-name="Standard"/>
      <text:p text:style-name="Standard">5. Erstellen Sie <text:s/>ein Testprogramm: t_termine.c </text:p>
      <text:p text:style-name="Standard"><text:tab/>UND DOKUMENTIEREN Sie ausreichend. </text:p>
      <text:p text:style-name="Standard"/>
      <text:p text:style-name="P4"/>
      <text:h text:style-name="P6" text:outline-level="2"><text:bookmark-start text:name="__RefHeading__1985_1612797188"/>Aufgabe: worthaeufigkeit -Worthäufigkeit in Dateien zählen <text:bookmark-end text:name="__RefHeading__1985_1612797188"/></text:h>
      <text:p text:style-name="P4">Der Inhalt einer beliebigen Textdatei soll hinsichtlich der Häufigkeit der verwendeten Worte analysiert werden. </text:p>
      <text:p text:style-name="P4">Verwenden Sie zum Zählen ein großes Array (z.B. 5000 Elemente) vom folgenden Typ </text:p>
      <text:p text:style-name="P7">struct WordCount { </text:p>
      <text:p text:style-name="P7"><text:tab/>char word[<text:span text:style-name="T4">64+1</text:span>]; </text:p>
      <text:p text:style-name="P7"><text:tab/>int count; </text:p>
      <text:p text:style-name="P7">}; </text:p>
      <text:p text:style-name="P3">Nach dem Programmstart:</text:p>
      <text:p text:style-name="P7">./worthaeufigkeit.exe &lt; daten.txt</text:p>
      <text:p text:style-name="P4"/>
      <text:p text:style-name="P4">soll <text:span text:style-name="T4">wortweise</text:span> <text:span text:style-name="T4">(zB: scanf) </text:span>eingelesen werden.</text:p>
      <text:p text:style-name="P4">Suchen Sie dann im Array, ob dieses Wort schon vorkommt. Falls dies der Fall ist, so wird der Wortzähler erhöht, ansonsten wird dieses Wort ans Ende der bisherigen Liste angehängt. </text:p>
      <text:p text:style-name="P4">Konvertieren Sie alle Wörter in Groß- oder Kleinbuchstaben, um eine Trefferstreuung durch Groß-/ Kleinschreibung zu vermeiden. <text:span text:style-name="T4">(man toupper)</text:span></text:p>
      <text:p text:style-name="P4">Achten Sie bitte darauf, dass Ihr Programm auch dann noch sinnvoll weiterarbeitet, wenn angenommene Dimensionierungen nicht ausreichen sollten (max. Wortlänge = <text:span text:style-name="T4">64</text:span> Zeichen, max. Anzahl unterschiedlicher Wörter=5000) </text:p>
      <text:p text:style-name="P4">Nach vollständigem Einlesen, sind dann die 20 am häufigsten verwendeten Wörter zusammen mit ihrer Häufigkeit auszugeben.<text:line-break/></text:p>
      <text:p text:style-name="P4"/>
      <text:p text:style-name="P4"><text:span text:style-name="T1">Lerninhalte:</text:span> </text:p>
      <text:p text:style-name="P4">– Arbeit mit Arrays von einem Strukturtyp </text:p>
      <text:p text:style-name="P4">– Suchen von Zeichenkett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Mono L" svg:font-family="'Nimbus Mono L'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Nimbus Mono L" fo:font-size="10pt" fo:font-weight="bold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" fo:font-size="10pt" style:font-size-asian="10pt" style:font-name-complex="Courier New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style:contextual-spacing="false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style:contextual-spacing="false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Example" style:family="text">
      <style:text-properties style:font-name="Courier New1" style:font-name-asian="Courier New1" style:font-name-complex="Courier New1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AB-C-STRUCT-termine-worthaeufigkeiten.odt</text:file-name><text:tab/>Arbeitsunterlage</text:p>
      </style:header>
      <style:footer>
        <text:p text:style-name="Footer">Informatik<text:tab/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_64 LibreOffice_project/410m0$Build-4</meta:generator>
    <meta:creation-date>2013-02-08T22:35:52</meta:creation-date>
    <meta:editing-cycles>11</meta:editing-cycles>
    <meta:editing-duration>PT2H38M53S</meta:editing-duration>
    <dc:date>2015-03-14T09:30:24.464037040</dc:date>
    <dc:creator>hofmann </dc:creator>
    <meta:document-statistic meta:table-count="0" meta:image-count="0" meta:object-count="0" meta:page-count="2" meta:paragraph-count="79" meta:word-count="498" meta:character-count="4037" meta:non-whitespace-character-count="3493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informatik/.config/libreoffice/3/user/template/arbeitsunterlage.ott" meta:date="2013-02-08T22:35:51"/>
  </office:meta>
</office:document-meta>
</file>